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d58a" draw:textarea-horizontal-align="justify" draw:textarea-vertical-align="middle" draw:auto-grow-height="false" fo:min-height="2.29cm" fo:min-width="10.676cm"/>
    </style:style>
    <style:style style:name="gr2" style:family="graphic" style:parent-style-name="standard">
      <style:graphic-properties draw:fill-color="#c2e0ae" draw:textarea-horizontal-align="justify" draw:textarea-vertical-align="middle" draw:auto-grow-height="false" fo:min-height="13.466cm" fo:min-width="9.787cm"/>
    </style:style>
    <style:style style:name="gr3" style:family="graphic" style:parent-style-name="standard">
      <style:graphic-properties draw:fill-color="#e0efd4" draw:textarea-horizontal-align="justify" draw:textarea-vertical-align="middle" draw:auto-grow-height="false" fo:min-height="2.29cm" fo:min-width="5.29cm"/>
    </style:style>
    <style:style style:name="gr4" style:family="graphic" style:parent-style-name="standard">
      <style:graphic-properties draw:fill-color="#e0efd4" draw:textarea-horizontal-align="justify" draw:textarea-vertical-align="middle" draw:auto-grow-height="false" fo:min-height="2.29cm" fo:min-width="7.75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e0efd4" draw:textarea-horizontal-align="justify" draw:textarea-vertical-align="middle" draw:auto-grow-height="false" fo:min-height="3.814cm" fo:min-width="7.755cm"/>
    </style:style>
    <style:style style:name="gr7" style:family="graphic" style:parent-style-name="standard">
      <style:graphic-properties draw:fill-color="#e0efd4" draw:textarea-horizontal-align="left" draw:textarea-vertical-align="top" draw:auto-grow-height="false" fo:min-height="5.084cm" fo:min-width="39.886cm"/>
    </style:style>
    <style:style style:name="gr8" style:family="graphic" style:parent-style-name="standard">
      <style:graphic-properties draw:fill-color="#c2e0ae" draw:textarea-horizontal-align="justify" draw:textarea-vertical-align="middle" draw:auto-grow-height="false" fo:min-height="2.29cm" fo:min-width="7.755cm"/>
    </style:style>
    <style:style style:name="gr9" style:family="graphic" style:parent-style-name="standard">
      <style:graphic-properties svg:stroke-color="#ef413d" draw:fill-color="#c2e0ae" draw:textarea-horizontal-align="justify" draw:textarea-vertical-align="middle" draw:auto-grow-height="false" fo:min-height="2.29cm" fo:min-width="7.755cm"/>
    </style:style>
    <style:style style:name="P1" style:family="paragraph">
      <style:paragraph-properties fo:text-align="center"/>
    </style:style>
    <style:style style:name="P2" style:family="paragraph">
      <loext:graphic-properties draw:fill-color="#add58a"/>
      <style:paragraph-properties fo:text-align="center"/>
    </style:style>
    <style:style style:name="P3" style:family="paragraph">
      <loext:graphic-properties draw:fill-color="#c2e0ae"/>
      <style:paragraph-properties fo:text-align="center"/>
    </style:style>
    <style:style style:name="P4" style:family="paragraph">
      <loext:graphic-properties draw:fill-color="#e0efd4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176cm" svg:height="2.54cm" svg:x="37.449cm" svg:y="15.605cm">
          <text:p text:style-name="P1">hyperviso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287cm" svg:height="13.716cm" svg:x="37.83cm" svg:y="2.397cm">
          <text:p text:style-name="P1">container n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79cm" svg:height="2.54cm" svg:x="11.287cm" svg:y="9.763cm">
          <text:p text:style-name="P1">shim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79cm" svg:height="2.54cm" svg:x="18.324cm" svg:y="9.763cm">
          <text:p text:style-name="P1">runtime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8.255cm" svg:height="2.54cm" svg:x="13.573cm" svg:y="14.335cm">
          <text:p text:style-name="P1">proxy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8.255cm" svg:height="2.54cm" svg:x="38.465cm" svg:y="7.604cm">
          <text:p text:style-name="P1">ag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255cm" svg:height="2.54cm" svg:x="38.465cm" svg:y="11.676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255cm" svg:height="2.54cm" svg:x="2.651cm" svg:y="4.556cm">
          <text:p text:style-name="P1">docke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255cm" svg:height="2.54cm" svg:x="12.811cm" svg:y="4.429cm">
          <text:p text:style-name="P1">k8s cri</text:p>
          <text:p text:style-name="P1">container runtime interfac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255cm" svg:height="2.54cm" svg:x="22.844cm" svg:y="4.429cm">
          <text:p text:style-name="P1">Oci</text:p>
          <text:p text:style-name="P1">open container initiative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draw:line-skew="3.165cm" svg:x1="17.7cm" svg:y1="16.875cm" svg:x2="42.592cm" svg:y2="10.144cm" draw:start-shape="id1" draw:start-glue-point="2" draw:end-shape="id2" draw:end-glue-point="2" svg:d="M17700 16875c0 5499 24892 8864 24892-6731" svg:viewBox="0 0 24893 11328">
          <text:p/>
        </draw:connector>
        <draw:custom-shape draw:style-name="gr6" draw:text-style-name="P4" draw:layer="layout" svg:width="8.255cm" svg:height="4.064cm" svg:x="38.592cm" svg:y="2.905cm">
          <text:p text:style-name="P1">container n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0.386cm" svg:height="5.334cm" svg:x="4.302cm" svg:y="37.068cm">
          <text:p text:style-name="P1">cri接口的容器管理进程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255cm" svg:height="2.54cm" svg:x="4.81cm" svg:y="38.719cm">
          <text:p text:style-name="P1">Docker-engin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255cm" svg:height="2.54cm" svg:x="15.097cm" svg:y="38.719cm">
          <text:p text:style-name="P1">rkt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8.255cm" svg:height="2.54cm" svg:x="24.622cm" svg:y="38.846cm">
          <text:p text:style-name="P1">Containerd</text:p>
          <text:p text:style-name="P1">cri plugin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8.255cm" svg:height="2.54cm" svg:x="34.909cm" svg:y="38.846cm">
          <text:p text:style-name="P1">Cri-o</text:p>
          <text:p text:style-name="P1">oci-compatibl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255cm" svg:height="2.54cm" svg:x="19.669cm" svg:y="31.48cm">
          <text:p text:style-name="P1">K8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255cm" svg:height="2.54cm" svg:x="11.414cm" svg:y="46.085cm">
          <text:p text:style-name="P1">kata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255cm" svg:height="2.54cm" svg:x="23.86cm" svg:y="46.085cm">
          <text:p text:style-name="P1">runc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2T14:08:09.398810598</meta:creation-date>
    <meta:generator>LibreOffice/6.0.7.3$Linux_X86_64 LibreOffice_project/00m0$Build-3</meta:generator>
    <dc:date>2021-02-05T17:53:34.132137748</dc:date>
    <meta:editing-duration>P23DT10H11M11S</meta:editing-duration>
    <meta:editing-cycles>6</meta:editing-cycles>
    <meta:document-statistic meta:object-count="20"/>
  </office:meta>
</office:document-meta>
</file>